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.pgm</text:p>
          </table:table-cell>
          <table:table-cell table:number-columns-repeated="4"/>
        </table:table-row>
        <table:table-row table:style-name="ro1">
          <table:table-cell office:value-type="float" office:value="1.54167" calcext:value-type="float">
            <text:p>1.54167</text:p>
          </table:table-cell>
          <table:table-cell office:value-type="float" office:value="0.0535716" calcext:value-type="float">
            <text:p>0.0535716</text:p>
          </table:table-cell>
          <table:table-cell office:value-type="float" office:value="14.7262" calcext:value-type="float">
            <text:p>14.7262</text:p>
          </table:table-cell>
          <table:table-cell/>
          <table:table-cell table:formula="of:=SQRT( (([.A2]-[.B2])^2) + (([.A3]-[.B3])^2))" office:value-type="float" office:value="2.03014310265849" calcext:value-type="float">
            <text:p>2.0301431027</text:p>
          </table:table-cell>
        </table:table-row>
        <table:table-row table:style-name="ro1">
          <table:table-cell office:value-type="float" office:value="-0.0416677" calcext:value-type="float">
            <text:p>-0.0416677</text:p>
          </table:table-cell>
          <table:table-cell office:value-type="float" office:value="1.33929" calcext:value-type="float">
            <text:p>1.33929</text:p>
          </table:table-cell>
          <table:table-cell office:value-type="float" office:value="39.2381" calcext:value-type="float">
            <text:p>39.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pgm</text:p>
          </table:table-cell>
          <table:table-cell table:number-columns-repeated="4"/>
        </table:table-row>
        <table:table-row table:style-name="ro1">
          <table:table-cell office:value-type="float" office:value="1.83333" calcext:value-type="float">
            <text:p>1.83333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15.2381" calcext:value-type="float">
            <text:p>15.2381</text:p>
          </table:table-cell>
          <table:table-cell/>
          <table:table-cell table:formula="of:=SQRT( (([.A5]-[.B5])^2) + (([.A6]-[.B6])^2))" office:value-type="float" office:value="2.32359291389267" calcext:value-type="float">
            <text:p>2.3235929139</text:p>
          </table:table-cell>
        </table:table-row>
        <table:table-row table:style-name="ro1">
          <table:table-cell office:value-type="float" office:value="-0.0416675" calcext:value-type="float">
            <text:p>-0.0416675</text:p>
          </table:table-cell>
          <table:table-cell office:value-type="float" office:value="1.625" calcext:value-type="float">
            <text:p>1.625</text:p>
          </table:table-cell>
          <table:table-cell office:value-type="float" office:value="29.6667" calcext:value-type="float">
            <text:p>29.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pgm</text:p>
          </table:table-cell>
          <table:table-cell table:number-columns-repeated="4"/>
        </table:table-row>
        <table:table-row table:style-name="ro1">
          <table:table-cell office:value-type="float" office:value="1.54167" calcext:value-type="float">
            <text:p>1.54167</text:p>
          </table:table-cell>
          <table:table-cell office:value-type="float" office:value="0.0892859" calcext:value-type="float">
            <text:p>0.0892859</text:p>
          </table:table-cell>
          <table:table-cell office:value-type="float" office:value="12.4048" calcext:value-type="float">
            <text:p>12.4048</text:p>
          </table:table-cell>
          <table:table-cell/>
          <table:table-cell table:formula="of:=SQRT( (([.A8]-[.B8])^2) + (([.A9]-[.B9])^2))" office:value-type="float" office:value="2.17502276293728" calcext:value-type="float">
            <text:p>2.1750227629</text:p>
          </table:table-cell>
        </table:table-row>
        <table:table-row table:style-name="ro1">
          <table:table-cell office:value-type="float" office:value="-0.0833343" calcext:value-type="float">
            <text:p>-0.0833343</text:p>
          </table:table-cell>
          <table:table-cell office:value-type="float" office:value="1.53571" calcext:value-type="float">
            <text:p>1.53571</text:p>
          </table:table-cell>
          <table:table-cell office:value-type="float" office:value="33.7619" calcext:value-type="float">
            <text:p>33.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pgm</text:p>
          </table:table-cell>
          <table:table-cell table:number-columns-repeated="4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-0.178571" calcext:value-type="float">
            <text:p>-0.178571</text:p>
          </table:table-cell>
          <table:table-cell office:value-type="float" office:value="5.35714" calcext:value-type="float">
            <text:p>5.35714</text:p>
          </table:table-cell>
          <table:table-cell/>
          <table:table-cell table:formula="of:=SQRT( (([.A11]-[.B11])^2) + (([.A12]-[.B12])^2))" office:value-type="float" office:value="2.48772616857282" calcext:value-type="float">
            <text:p>2.4877261686</text:p>
          </table:table-cell>
        </table:table-row>
        <table:table-row table:style-name="ro1">
          <table:table-cell office:value-type="float" office:value="-0.125001" calcext:value-type="float">
            <text:p>-0.125001</text:p>
          </table:table-cell>
          <table:table-cell office:value-type="float" office:value="1.44643" calcext:value-type="float">
            <text:p>1.44643</text:p>
          </table:table-cell>
          <table:table-cell office:value-type="float" office:value="31.8572" calcext:value-type="float">
            <text:p>31.8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pgm</text:p>
          </table:table-cell>
          <table:table-cell table:number-columns-repeated="4"/>
        </table:table-row>
        <table:table-row table:style-name="ro1">
          <table:table-cell office:value-type="float" office:value="1.70833" calcext:value-type="float">
            <text:p>1.70833</text:p>
          </table:table-cell>
          <table:table-cell office:value-type="float" office:value="0.232143" calcext:value-type="float">
            <text:p>0.232143</text:p>
          </table:table-cell>
          <table:table-cell office:value-type="float" office:value="19.9524" calcext:value-type="float">
            <text:p>19.9524</text:p>
          </table:table-cell>
          <table:table-cell/>
          <table:table-cell table:formula="of:=SQRT( (([.A14]-[.B14])^2) + (([.A15]-[.B15])^2))" office:value-type="float" office:value="2.09608259104341" calcext:value-type="float">
            <text:p>2.096082591</text:p>
          </table:table-cell>
        </table:table-row>
        <table:table-row table:style-name="ro1">
          <table:table-cell office:value-type="float" office:value="-0.0416675" calcext:value-type="float">
            <text:p>-0.0416675</text:p>
          </table:table-cell>
          <table:table-cell office:value-type="float" office:value="1.44643" calcext:value-type="float">
            <text:p>1.44643</text:p>
          </table:table-cell>
          <table:table-cell office:value-type="float" office:value="31.2737" calcext:value-type="float">
            <text:p>31.2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pgm</text:p>
          </table:table-cell>
          <table:table-cell table:number-columns-repeated="4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-0.178571" calcext:value-type="float">
            <text:p>-0.178571</text:p>
          </table:table-cell>
          <table:table-cell office:value-type="float" office:value="2.35714" calcext:value-type="float">
            <text:p>2.35714</text:p>
          </table:table-cell>
          <table:table-cell/>
          <table:table-cell table:formula="of:=SQRT( (([.A17]-[.B17])^2) + (([.A18]-[.B18])^2))" office:value-type="float" office:value="2.46531831161049" calcext:value-type="float">
            <text:p>2.4653183116</text:p>
          </table:table-cell>
        </table:table-row>
        <table:table-row table:style-name="ro1">
          <table:table-cell office:value-type="float" office:value="-0.125001" calcext:value-type="float">
            <text:p>-0.125001</text:p>
          </table:table-cell>
          <table:table-cell office:value-type="float" office:value="1.41071" calcext:value-type="float">
            <text:p>1.41071</text:p>
          </table:table-cell>
          <table:table-cell office:value-type="float" office:value="38.1786" calcext:value-type="float">
            <text:p>38.1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pgm</text:p>
          </table:table-cell>
          <table:table-cell table:number-columns-repeated="4"/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-0.0535714" calcext:value-type="float">
            <text:p>-0.0535714</text:p>
          </table:table-cell>
          <table:table-cell office:value-type="float" office:value="13.1071" calcext:value-type="float">
            <text:p>13.1071</text:p>
          </table:table-cell>
          <table:table-cell/>
          <table:table-cell table:formula="of:=SQRT( (([.A20]-[.B20])^2) + (([.A21]-[.B21])^2))" office:value-type="float" office:value="2.1888271751099" calcext:value-type="float">
            <text:p>2.1888271751</text:p>
          </table:table-cell>
        </table:table-row>
        <table:table-row table:style-name="ro1">
          <table:table-cell office:value-type="float" office:value="-0.0833342" calcext:value-type="float">
            <text:p>-0.0833342</text:p>
          </table:table-cell>
          <table:table-cell office:value-type="float" office:value="1.32143" calcext:value-type="float">
            <text:p>1.32143</text:p>
          </table:table-cell>
          <table:table-cell office:value-type="float" office:value="35.6905" calcext:value-type="float">
            <text:p>35.6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.pgm</text:p>
          </table:table-cell>
          <table:table-cell table:number-columns-repeated="4"/>
        </table:table-row>
        <table:table-row table:style-name="ro1">
          <table:table-cell office:value-type="float" office:value="1.54167" calcext:value-type="float">
            <text:p>1.54167</text:p>
          </table:table-cell>
          <table:table-cell office:value-type="float" office:value="0.0535714" calcext:value-type="float">
            <text:p>0.0535714</text:p>
          </table:table-cell>
          <table:table-cell office:value-type="float" office:value="16.7262" calcext:value-type="float">
            <text:p>16.7262</text:p>
          </table:table-cell>
          <table:table-cell/>
          <table:table-cell table:formula="of:=SQRT( (([.A23]-[.B23])^2) + (([.A24]-[.B24])^2))" office:value-type="float" office:value="2.1384213146251" calcext:value-type="float">
            <text:p>2.1384213146</text:p>
          </table:table-cell>
        </table:table-row>
        <table:table-row table:style-name="ro1">
          <table:table-cell office:value-type="float" office:value="-0.125001" calcext:value-type="float">
            <text:p>-0.125001</text:p>
          </table:table-cell>
          <table:table-cell office:value-type="float" office:value="1.41071" calcext:value-type="float">
            <text:p>1.41071</text:p>
          </table:table-cell>
          <table:table-cell office:value-type="float" office:value="34.1786" calcext:value-type="float">
            <text:p>34.1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pgm</text:p>
          </table:table-cell>
          <table:table-cell table:number-columns-repeated="4"/>
        </table:table-row>
        <table:table-row table:style-name="ro1">
          <table:table-cell office:value-type="float" office:value="1.58333" calcext:value-type="float">
            <text:p>1.58333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17.9524" calcext:value-type="float">
            <text:p>17.9524</text:p>
          </table:table-cell>
          <table:table-cell/>
          <table:table-cell table:formula="of:=SQRT( (([.A26]-[.B26])^2) + (([.A27]-[.B27])^2))" office:value-type="float" office:value="1.99719603203473" calcext:value-type="float">
            <text:p>1.997196032</text:p>
          </table:table-cell>
        </table:table-row>
        <table:table-row table:style-name="ro1">
          <table:table-cell office:value-type="float" office:value="-0.0416675" calcext:value-type="float">
            <text:p>-0.0416675</text:p>
          </table:table-cell>
          <table:table-cell office:value-type="float" office:value="1.30357" calcext:value-type="float">
            <text:p>1.30357</text:p>
          </table:table-cell>
          <table:table-cell office:value-type="float" office:value="24.5595" calcext:value-type="float">
            <text:p>24.5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pgm</text:p>
          </table:table-cell>
          <table:table-cell table:number-columns-repeated="4"/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.0535714" calcext:value-type="float">
            <text:p>0.0535714</text:p>
          </table:table-cell>
          <table:table-cell office:value-type="float" office:value="20.3929" calcext:value-type="float">
            <text:p>20.3929</text:p>
          </table:table-cell>
          <table:table-cell/>
          <table:table-cell table:formula="of:=SQRT( (([.A29]-[.B29])^2) + (([.A30]-[.B30])^2))" office:value-type="float" office:value="2.39013479890739" calcext:value-type="float">
            <text:p>2.3901347989</text:p>
          </table:table-cell>
        </table:table-row>
        <table:table-row table:style-name="ro1">
          <table:table-cell office:value-type="float" office:value="-0.0833347" calcext:value-type="float">
            <text:p>-0.0833347</text:p>
          </table:table-cell>
          <table:table-cell office:value-type="float" office:value="1.46429" calcext:value-type="float">
            <text:p>1.46429</text:p>
          </table:table-cell>
          <table:table-cell office:value-type="float" office:value="39.4048" calcext:value-type="float">
            <text:p>39.40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22:31:22.897565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0:27:19.988583328</meta:creation-date>
    <dc:date>2015-03-02T22:43:29.613401190</dc:date>
    <meta:editing-duration>PT11M50S</meta:editing-duration>
    <meta:editing-cycles>2</meta:editing-cycles>
    <meta:generator>LibreOffice/4.2.7.2$Linux_X86_64 LibreOffice_project/420m0$Build-2</meta:generator>
    <meta:document-statistic meta:table-count="1" meta:cell-count="80" meta:object-count="0"/>
  </office:meta>
</office:document-meta>
</file>